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9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1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14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5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6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1f0742" officeooo:paragraph-rsid="0020cf85" style:font-size-asian="14pt" style:font-weight-asian="bold" style:font-name-complex="Nirmala UI2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Nirmala UI" fo:font-size="14pt" officeooo:rsid="001f0742" officeooo:paragraph-rsid="0020cf85" style:font-size-asian="14pt" style:font-name-complex="Nirmala UI2" style:font-size-complex="14pt"/>
    </style:style>
    <style:style style:name="P31" style:family="paragraph" style:parent-style-name="Table_20_Contents">
      <style:text-properties style:font-name="Nirmala UI" fo:font-size="14pt" officeooo:rsid="001f0742" officeooo:paragraph-rsid="003690de" style:font-size-asian="14pt" style:font-name-complex="Nirmala UI2" style:font-size-complex="14pt"/>
    </style:style>
    <style:style style:name="P32" style:family="paragraph" style:parent-style-name="Table_20_Contents">
      <style:text-properties style:font-name="Nirmala UI" fo:font-size="14pt" officeooo:rsid="001f0742" officeooo:paragraph-rsid="003d6f7f" style:font-size-asian="14pt" style:font-name-complex="Nirmala UI2" style:font-size-complex="14pt"/>
    </style:style>
    <style:style style:name="P33" style:family="paragraph" style:parent-style-name="Table_20_Contents">
      <style:text-properties style:font-name="Nirmala UI" fo:font-size="14pt" officeooo:rsid="00097ff3" officeooo:paragraph-rsid="00097ff3" style:font-size-asian="14pt" style:font-name-complex="Nirmala UI2" style:font-size-complex="14pt"/>
    </style:style>
    <style:style style:name="P34" style:family="paragraph" style:parent-style-name="Table_20_Contents">
      <style:text-properties style:font-name="Nirmala UI" fo:font-size="14pt" officeooo:rsid="00097ff3" officeooo:paragraph-rsid="003d6f7f" style:font-size-asian="14pt" style:font-name-complex="Nirmala UI2" style:font-size-complex="14pt"/>
    </style:style>
    <style:style style:name="P35" style:family="paragraph" style:parent-style-name="Table_20_Contents">
      <style:text-properties style:font-name="Nirmala UI" fo:font-size="14pt" officeooo:rsid="00097ff3" officeooo:paragraph-rsid="003ee1ba" style:font-size-asian="14pt" style:font-name-complex="Nirmala UI2" style:font-size-complex="14pt"/>
    </style:style>
    <style:style style:name="P36" style:family="paragraph" style:parent-style-name="Table_20_Contents">
      <style:text-properties style:font-name="Nirmala UI" fo:font-size="14pt" officeooo:rsid="003d6f7f" officeooo:paragraph-rsid="003d6f7f" style:font-size-asian="14pt" style:font-name-complex="Nirmala UI2" style:font-size-complex="14pt"/>
    </style:style>
    <style:style style:name="P37" style:family="paragraph" style:parent-style-name="Table_20_Contents">
      <style:text-properties style:font-name="Nirmala UI" fo:font-size="14pt" officeooo:rsid="0032658b" officeooo:paragraph-rsid="003d6f7f" style:font-size-asian="14pt" style:font-name-complex="Nirmala UI2" style:font-size-complex="14pt"/>
    </style:style>
    <style:style style:name="P38" style:family="paragraph" style:parent-style-name="Table_20_Contents">
      <style:text-properties style:font-name="Nirmala UI" fo:font-size="14pt" officeooo:rsid="0037f07f" officeooo:paragraph-rsid="003d6f7f" style:font-size-asian="14pt" style:font-name-complex="Nirmala UI2" style:font-size-complex="14pt"/>
    </style:style>
    <style:style style:name="P39" style:family="paragraph" style:parent-style-name="Table_20_Contents">
      <style:text-properties style:font-name="Nirmala UI" fo:font-size="14pt" officeooo:rsid="00335468" officeooo:paragraph-rsid="003d6f7f" style:font-size-asian="14pt" style:font-name-complex="Nirmala UI2" style:font-size-complex="14pt"/>
    </style:style>
    <style:style style:name="P40" style:family="paragraph" style:parent-style-name="Table_20_Contents">
      <style:text-properties style:font-name="Nirmala UI" fo:font-size="14pt" officeooo:rsid="00092cf6" officeooo:paragraph-rsid="003d6f7f" style:font-size-asian="14pt" style:font-name-complex="Nirmala UI2" style:font-size-complex="14pt"/>
    </style:style>
    <style:style style:name="P41" style:family="paragraph" style:parent-style-name="Table_20_Contents">
      <style:text-properties style:font-name="Nirmala UI" fo:font-size="14pt" officeooo:rsid="00092cf6" officeooo:paragraph-rsid="003ee1ba" style:font-size-asian="14pt" style:font-name-complex="Nirmala UI2" style:font-size-complex="14pt"/>
    </style:style>
    <style:style style:name="P42" style:family="paragraph" style:parent-style-name="Table_20_Contents">
      <style:text-properties style:font-name="Nirmala UI" fo:font-size="14pt" fo:font-weight="normal" officeooo:rsid="000920d0" officeooo:paragraph-rsid="000b6f32" style:font-size-asian="14pt" style:font-weight-asian="normal" style:font-name-complex="Nirmala UI2" style:font-size-complex="14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44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35468" officeooo:paragraph-rsid="003b8466" style:font-size-asian="22pt" style:font-weight-asian="bold" style:font-name-complex="Nirmala UI2" style:font-size-complex="22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2658b" officeooo:paragraph-rsid="003b8466" style:font-size-asian="22pt" style:font-weight-asian="bold" style:font-name-complex="Nirmala UI2" style:font-size-complex="22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47" style:family="paragraph" style:parent-style-name="Table_20_Contents">
      <style:paragraph-properties fo:text-align="center" style:justify-single-word="false"/>
    </style:style>
    <style:style style:name="P48" style:family="paragraph" style:parent-style-name="Table_20_Contents">
      <style:text-properties fo:font-size="14pt" style:font-size-asian="14pt" style:font-size-complex="14pt"/>
    </style:style>
    <style:style style:name="P49" style:family="paragraph" style:parent-style-name="Table_20_Contents">
      <style:paragraph-properties fo:text-align="start" style:justify-single-word="false"/>
      <style:text-properties fo:font-size="14pt" officeooo:rsid="0020cf85" officeooo:paragraph-rsid="0020cf85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51" style:family="paragraph" style:parent-style-name="Table_20_Contents">
      <style:text-properties officeooo:paragraph-rsid="003d6f7f"/>
    </style:style>
    <style:style style:name="P52" style:family="paragraph" style:parent-style-name="Standard">
      <style:text-properties fo:font-size="18pt" officeooo:paragraph-rsid="000f5821" style:font-size-asian="18pt" style:font-size-complex="18pt"/>
    </style:style>
    <style:style style:name="P53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54" style:family="paragraph" style:parent-style-name="Footer">
      <style:text-properties style:font-name="Nirmala UI" officeooo:paragraph-rsid="0020e4b5" style:font-name-complex="Nirmala UI2"/>
    </style:style>
    <style:style style:name="P55" style:family="paragraph" style:parent-style-name="Footer">
      <style:text-properties style:font-name="Nirmala UI" officeooo:paragraph-rsid="002f4fe4" style:font-name-complex="Nirmala UI2"/>
    </style:style>
    <style:style style:name="P56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57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58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59" style:family="paragraph" style:parent-style-name="Table_20_Contents">
      <style:text-properties style:font-name="Nirmala UI" fo:font-size="14pt" officeooo:rsid="00335468" officeooo:paragraph-rsid="00409013" style:font-size-asian="14pt" style:font-name-complex="Nirmala UI2" style:font-size-complex="14pt"/>
    </style:style>
    <style:style style:name="P60" style:family="paragraph" style:parent-style-name="Table_20_Contents">
      <style:text-properties style:font-name="Nirmala UI" fo:font-size="14pt" officeooo:rsid="00097ff3" officeooo:paragraph-rsid="0040bad5" style:font-size-asian="14pt" style:font-name-complex="Nirmala UI2" style:font-size-complex="14pt"/>
    </style:style>
    <style:style style:name="T1" style:family="text">
      <style:text-properties officeooo:rsid="0032658b"/>
    </style:style>
    <style:style style:name="T2" style:family="text">
      <style:text-properties fo:font-size="16pt" officeooo:rsid="00140a5b" style:font-size-asian="16pt" style:font-size-complex="16pt"/>
    </style:style>
    <style:style style:name="T3" style:family="text">
      <style:text-properties fo:font-size="14pt" officeooo:rsid="00140a5b" style:font-size-asian="14pt" style:font-size-complex="14pt"/>
    </style:style>
    <style:style style:name="T4" style:family="text">
      <style:text-properties style:font-name="Nirmala UI" style:font-name-complex="Nirmala UI2"/>
    </style:style>
    <style:style style:name="T5" style:family="text">
      <style:text-properties style:font-name="Nirmala UI" style:font-name-complex="Nirmala UI2" style:font-weight-complex="bold"/>
    </style:style>
    <style:style style:name="T6" style:family="text">
      <style:text-properties style:font-name="Nirmala UI" officeooo:rsid="0020e4b5" style:font-name-complex="Nirmala UI2"/>
    </style:style>
    <style:style style:name="T7" style:family="text">
      <style:text-properties style:font-name="Nirmala UI" fo:font-weight="bold" style:font-weight-asian="bold" style:font-name-complex="Nirmala UI2" style:font-weight-complex="bold"/>
    </style:style>
    <style:style style:name="T8" style:family="text">
      <style:text-properties style:font-name="Nirmala UI" fo:font-size="18pt" style:font-size-asian="18pt" style:font-name-complex="Nirmala UI2" style:font-size-complex="18pt"/>
    </style:style>
    <style:style style:name="T9" style:family="text">
      <style:text-properties style:font-name="Nirmala UI" fo:font-size="16pt" style:font-size-asian="16pt" style:font-name-complex="Nirmala UI2" style:font-size-complex="18pt"/>
    </style:style>
    <style:style style:name="T10" style:family="text">
      <style:text-properties style:font-name="Nirmala UI" fo:font-size="14pt" officeooo:rsid="003d6f7f" style:font-size-asian="14pt" style:font-name-complex="Nirmala UI2" style:font-size-complex="14pt"/>
    </style:style>
    <style:style style:name="T11" style:family="text">
      <style:text-properties officeooo:rsid="000f5821"/>
    </style:style>
    <style:style style:name="T12" style:family="text">
      <style:text-properties officeooo:rsid="0010e9a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f5821" style:font-weight-asian="bold" style:font-weight-complex="bold"/>
    </style:style>
    <style:style style:name="T15" style:family="text">
      <style:text-properties fo:font-weight="bold" officeooo:rsid="00281e15" style:font-weight-asian="bold" style:font-weight-complex="bold"/>
    </style:style>
    <style:style style:name="T16" style:family="text">
      <style:text-properties fo:font-weight="bold" officeooo:rsid="002f4fe4" style:font-weight-asian="bold" style:font-weight-complex="bold"/>
    </style:style>
    <style:style style:name="T17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8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1" style:family="text">
      <style:text-properties fo:font-size="11pt" fo:font-weight="bold" officeooo:rsid="002f4fe4" style:font-size-asian="11pt" style:font-weight-asian="bold" style:font-weight-complex="bold"/>
    </style:style>
    <style:style style:name="T22" style:family="text">
      <style:text-properties style:font-name="Nirmala UI1" fo:font-size="14pt" officeooo:rsid="003690de" style:font-size-asian="14pt" style:font-name-complex="Nirmala UI1" style:font-size-complex="14pt"/>
    </style:style>
    <style:style style:name="T23" style:family="text">
      <style:text-properties officeooo:rsid="002facb9"/>
    </style:style>
    <style:style style:name="T24" style:family="text">
      <style:text-properties officeooo:rsid="003b8466"/>
    </style:style>
    <style:style style:name="T25" style:family="text">
      <style:text-properties officeooo:rsid="003d6f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<text:s text:c="2"/></text:p>
          </table:table-cell>
          <table:table-cell table:style-name="Table1.B1" office:value-type="string">
            <text:p text:style-name="P23">सूचना</text:p>
          </table:table-cell>
          <table:table-cell table:style-name="Table1.C1" office:value-type="string">
            <text:p text:style-name="P21"/>
          </table:table-cell>
          <table:table-cell table:style-name="Table1.D1" office:value-type="string">
            <text:p text:style-name="P23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9"><text:s/>आपका स्वागत है</text:p>
          </table:table-cell>
          <table:table-cell table:style-name="Table1.C2" office:value-type="string">
            <text:p text:style-name="P3"><text:span text:style-name="T12">2</text:span>6</text:p>
          </table:table-cell>
          <table:table-cell table:style-name="Table1.D2" office:value-type="string">
            <text:p text:style-name="Table_20_Contents"><text:span text:style-name="T9"><text:s/></text:span><text:span text:style-name="T8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9"><text:s/>ट्रॅवल्स की जानकारी</text:p>
          </table:table-cell>
          <table:table-cell table:style-name="Table1.C3" office:value-type="string">
            <text:p text:style-name="P3"><text:span text:style-name="T12">2</text:span>7</text:p>
          </table:table-cell>
          <table:table-cell table:style-name="Table1.D3" office:value-type="string">
            <text:p text:style-name="P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9"><text:s/>बस स्वछता के नियम</text:p>
          </table:table-cell>
          <table:table-cell table:style-name="Table1.C3" office:value-type="string">
            <text:p text:style-name="P3"><text:span text:style-name="T12">2</text:span>8</text:p>
          </table:table-cell>
          <table:table-cell table:style-name="Table1.D3" office:value-type="string">
            <text:p text:style-name="P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9"><text:s/>बस फ्लिक्स की जानकारी</text:p>
          </table:table-cell>
          <table:table-cell table:style-name="Table1.C3" office:value-type="string">
            <text:p text:style-name="P3"><text:span text:style-name="T12">2</text:span>9</text:p>
          </table:table-cell>
          <table:table-cell table:style-name="Table1.D3" office:value-type="string">
            <text:p text:style-name="Table_20_Contents"><text:span text:style-name="T9"><text:s/></text:span><text:span text:style-name="T8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9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0">6</text:p>
          </table:table-cell>
          <table:table-cell table:style-name="Table1.B3" office:value-type="string">
            <text:p text:style-name="P10"><text:s/><text:span text:style-name="T11">डिनर - </text:span><text:span text:style-name="T14">नही रुकेगी 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52"><text:s/><text:span text:style-name="T11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19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2">
          <table:table-cell table:style-name="Table1.A12" office:value-type="string">
            <text:p text:style-name="P22"/>
          </table:table-cell>
          <table:table-cell table:style-name="Table1.B12" office:value-type="string">
            <text:p text:style-name="P23">डिनर</text:p>
          </table:table-cell>
          <table:table-cell table:style-name="Table1.C12" office:value-type="string">
            <text:p text:style-name="P21"/>
          </table:table-cell>
          <table:table-cell table:style-name="Table1.D12" office:value-type="string">
            <text:p text:style-name="P46"><text:span text:style-name="T5">नाश्ता</text:span><text:span text:style-name="T7">-चाय</text:span></text:p>
          </table:table-cell>
        </table:table-row>
        <table:table-row table:style-name="Table1.13">
          <table:table-cell table:style-name="Table1.A13" office:value-type="string">
            <text:p text:style-name="P18">11</text:p>
          </table:table-cell>
          <table:table-cell table:style-name="Table1.B13" office:value-type="string">
            <text:p text:style-name="P15"><text:s/>डिनर <text:s/>7 बजे</text:p>
          </table:table-cell>
          <table:table-cell table:style-name="Table1.C2" office:value-type="string">
            <text:p text:style-name="P17">31</text:p>
          </table:table-cell>
          <table:table-cell table:style-name="Table1.D13" office:value-type="string">
            <text:p text:style-name="P1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2</text:p>
          </table:table-cell>
          <table:table-cell table:style-name="Table1.B3" office:value-type="string">
            <text:p text:style-name="P15"><text:s/>डिनर <text:s/>7.30 बजे</text:p>
          </table:table-cell>
          <table:table-cell table:style-name="Table1.C3" office:value-type="string">
            <text:p text:style-name="P17">32</text:p>
          </table:table-cell>
          <table:table-cell table:style-name="Table1.D3" office:value-type="string">
            <text:p text:style-name="P1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3</text:p>
          </table:table-cell>
          <table:table-cell table:style-name="Table1.B3" office:value-type="string">
            <text:p text:style-name="P15"><text:s/>डिनर <text:s/>8 बजे</text:p>
          </table:table-cell>
          <table:table-cell table:style-name="Table1.C3" office:value-type="string">
            <text:p text:style-name="P17">33</text:p>
          </table:table-cell>
          <table:table-cell table:style-name="Table1.D3" office:value-type="string">
            <text:p text:style-name="P1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4</text:p>
          </table:table-cell>
          <table:table-cell table:style-name="Table1.B3" office:value-type="string">
            <text:p text:style-name="P15"><text:s/>डिनर <text:s/>8.30 बजे</text:p>
          </table:table-cell>
          <table:table-cell table:style-name="Table1.C3" office:value-type="string">
            <text:p text:style-name="P17">34</text:p>
          </table:table-cell>
          <table:table-cell table:style-name="Table1.D3" office:value-type="string">
            <text:p text:style-name="P1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5</text:p>
          </table:table-cell>
          <table:table-cell table:style-name="Table1.B3" office:value-type="string">
            <text:p text:style-name="P15"><text:s/>डिनर <text:s/>9 बजे</text:p>
          </table:table-cell>
          <table:table-cell table:style-name="Table1.C3" office:value-type="string">
            <text:p text:style-name="P17">35</text:p>
          </table:table-cell>
          <table:table-cell table:style-name="Table1.D3" office:value-type="string">
            <text:p text:style-name="P1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8">16</text:p>
          </table:table-cell>
          <table:table-cell table:style-name="Table1.B3" office:value-type="string">
            <text:p text:style-name="P15"><text:s/>डिनर <text:s/>9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 table:protected="true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7</text:p>
          </table:table-cell>
          <table:table-cell table:style-name="Table1.B3" office:value-type="string">
            <text:p text:style-name="P15"><text:s/>डिनर <text:s/>10 बजे</text:p>
          </table:table-cell>
          <table:table-cell table:style-name="Table1.C3" office:value-type="string">
            <text:p text:style-name="P47"/>
          </table:table-cell>
          <table:table-cell table:style-name="Table1.D3" office:value-type="string">
            <text:p text:style-name="P8"/>
          </table:table-cell>
        </table:table-row>
        <table:table-row table:style-name="Table1.14">
          <table:table-cell table:style-name="Table1.A3" office:value-type="string">
            <text:p text:style-name="P18">18</text:p>
          </table:table-cell>
          <table:table-cell table:style-name="Table1.B3" office:value-type="string">
            <text:p text:style-name="P15"><text:s/>डिनर <text:s/>10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9</text:p>
          </table:table-cell>
          <table:table-cell table:style-name="Table1.B3" office:value-type="string">
            <text:p text:style-name="P15"><text:s/>डिनर <text:s/>11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0</text:p>
          </table:table-cell>
          <table:table-cell table:style-name="Table1.B3" office:value-type="string">
            <text:p text:style-name="P15"><text:s/>डिनर 11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1</text:p>
          </table:table-cell>
          <table:table-cell table:style-name="Table1.B3" office:value-type="string">
            <text:p text:style-name="P15"><text:s/>डिनर <text:s/>12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2</text:p>
          </table:table-cell>
          <table:table-cell table:style-name="Table1.B3" office:value-type="string">
            <text:p text:style-name="P15"><text:s/>डिनर <text:s/>12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3</text:p>
          </table:table-cell>
          <table:table-cell table:style-name="Table1.B25" office:value-type="string">
            <text:p text:style-name="P15"><text:s/>डिनर <text:s/>1 बजे</text:p>
          </table:table-cell>
          <table:table-cell table:style-name="Table1.C25" office:value-type="string">
            <text:p text:style-name="P14"/>
          </table:table-cell>
          <table:table-cell table:style-name="Table1.D25" office:value-type="string">
            <text:p text:style-name="P14"/>
          </table:table-cell>
        </table:table-row>
        <table:table-row table:style-name="Table1.26">
          <table:table-cell table:style-name="Table1.A3" office:value-type="string">
            <text:p text:style-name="P18">24</text:p>
          </table:table-cell>
          <table:table-cell table:style-name="Table1.B3" office:value-type="string">
            <text:p text:style-name="P15"><text:s/>डिनर <text:s/>के लिए रुकते समय</text:p>
            <text:p text:style-name="P15"/>
            <text:p text:style-name="P15"/>
            <text:p text:style-name="P15"/>
          </table:table-cell>
          <table:table-cell table:style-name="Table1.C3" office:value-type="string">
            <text:p text:style-name="P14"/>
            <text:p text:style-name="P14"/>
          </table:table-cell>
          <table:table-cell table:style-name="Table1.D3" office:value-type="string">
            <text:p text:style-name="P14"/>
          </table:table-cell>
        </table:table-row>
      </table:table>
      <text:p text:style-name="Text_20_body"/>
      <text:p text:style-name="P53">How to use – </text:p>
      <text:p text:style-name="P54">1. Press the correct number <text:tab/>and immediately press “Enter”(Green) key on the keypad.</text:p>
      <text:p text:style-name="P54">2. To Stop the playing announcement press “Backspace”(Red) key. </text:p>
      <text:p text:style-name="P54"><text:tab/><text:tab/></text:p>
      <text:p text:style-name="P55"><text:tab/><text:tab/><text:span text:style-name="T21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3"/>
          </table:table-cell>
          <table:table-cell table:style-name="Table2.B1" office:value-type="string">
            <text:p text:style-name="P44"><text:s/><text:span text:style-name="T24">औरंगाबाद - मुंबई </text:span></text:p>
          </table:table-cell>
          <table:table-cell table:style-name="Table2.C1" office:value-type="string">
            <text:p text:style-name="P43"/>
          </table:table-cell>
          <table:table-cell table:style-name="Table2.D1" office:value-type="string">
            <text:p text:style-name="P45"><text:s/><text:span text:style-name="T24">मुंबई - औरंगाबाद </text:span></text:p>
          </table:table-cell>
        </table:table-row>
        <table:table-row table:style-name="Table2.2">
          <table:table-cell table:style-name="Table2.A2" office:value-type="string">
            <text:p text:style-name="P25">41</text:p>
          </table:table-cell>
          <table:table-cell table:style-name="Table2.B2" office:value-type="string">
            <text:p text:style-name="P36"><text:s/>शिवाजी नगर , पुणे </text:p>
          </table:table-cell>
          <table:table-cell table:style-name="Table2.C2" office:value-type="string">
            <text:p text:style-name="P25">71</text:p>
          </table:table-cell>
          <table:table-cell table:style-name="Table2.D2" office:value-type="string">
            <text:p text:style-name="P36">अहमदनगर </text:p>
          </table:table-cell>
        </table:table-row>
        <table:table-row table:style-name="Table2.3">
          <table:table-cell table:style-name="Table2.A3" office:value-type="string">
            <text:p text:style-name="P25">42</text:p>
          </table:table-cell>
          <table:table-cell table:style-name="Table2.B3" office:value-type="string">
            <text:p text:style-name="P36"><text:s/>कलम्बोली हाईवे , पनवेल </text:p>
          </table:table-cell>
          <table:table-cell table:style-name="Table2.C3" office:value-type="string">
            <text:p text:style-name="P25">72</text:p>
          </table:table-cell>
          <table:table-cell table:style-name="Table2.D3" office:value-type="string">
            <text:p text:style-name="P38"><text:s/><text:span text:style-name="T25">वालुज पंढरपुर </text:span></text:p>
          </table:table-cell>
        </table:table-row>
        <table:table-row table:style-name="Table2.4">
          <table:table-cell table:style-name="Table2.A3" office:value-type="string">
            <text:p text:style-name="P25">43</text:p>
          </table:table-cell>
          <table:table-cell table:style-name="Table2.B3" office:value-type="string">
            <text:p text:style-name="P37"><text:s/><text:span text:style-name="T25">कामोठे </text:span></text:p>
          </table:table-cell>
          <table:table-cell table:style-name="Table2.C3" office:value-type="string">
            <text:p text:style-name="P25">73</text:p>
          </table:table-cell>
          <table:table-cell table:style-name="Table2.D3" office:value-type="string">
            <text:p text:style-name="P59"><text:s/><text:span text:style-name="T25">बाबा पेट्रोल पंप + बसस्टैंड + रेलवे स्टेशन </text:span></text:p>
          </table:table-cell>
        </table:table-row>
        <table:table-row table:style-name="Table2.5">
          <table:table-cell table:style-name="Table2.A3" office:value-type="string">
            <text:p text:style-name="P25">44</text:p>
          </table:table-cell>
          <table:table-cell table:style-name="Table2.B3" office:value-type="string">
            <text:p text:style-name="P51"><text:span text:style-name="Default_20_Paragraph_20_Font"><text:span text:style-name="T22"><text:s/></text:span></text:span><text:span text:style-name="Default_20_Paragraph_20_Font"><text:span text:style-name="T10">खारघर </text:span></text:span></text:p>
          </table:table-cell>
          <table:table-cell table:style-name="Table2.C3" office:value-type="string">
            <text:p text:style-name="P25">74</text:p>
          </table:table-cell>
          <table:table-cell table:style-name="Table2.D3" office:value-type="string">
            <text:p text:style-name="P39"><text:s/><text:span text:style-name="T25">क्रांति चौक </text:span></text:p>
          </table:table-cell>
        </table:table-row>
        <table:table-row table:style-name="Table2.6">
          <table:table-cell table:style-name="Table2.A3" office:value-type="string">
            <text:p text:style-name="P25">45</text:p>
          </table:table-cell>
          <table:table-cell table:style-name="Table2.B3" office:value-type="string">
            <text:p text:style-name="P51"><text:span text:style-name="Default_20_Paragraph_20_Font"><text:span text:style-name="T22"><text:s/></text:span></text:span><text:span text:style-name="Default_20_Paragraph_20_Font"><text:span text:style-name="T10">C B D बेलापुर </text:span></text:span></text:p>
          </table:table-cell>
          <table:table-cell table:style-name="Table2.C3" office:value-type="string">
            <text:p text:style-name="P25">75</text:p>
          </table:table-cell>
          <table:table-cell table:style-name="Table2.D3" office:value-type="string">
            <text:p text:style-name="P39"><text:s/><text:span text:style-name="T25">अमरप्रीत होटल </text:span></text:p>
          </table:table-cell>
        </table:table-row>
        <table:table-row table:style-name="Table2.7">
          <table:table-cell table:style-name="Table2.A3" office:value-type="string">
            <text:p text:style-name="P25">46</text:p>
          </table:table-cell>
          <table:table-cell table:style-name="Table2.B3" office:value-type="string">
            <text:p text:style-name="P51"><text:span text:style-name="Default_20_Paragraph_20_Font"><text:span text:style-name="T22"><text:s/></text:span></text:span><text:span text:style-name="Default_20_Paragraph_20_Font"><text:span text:style-name="T10">नेरूल L P </text:span></text:span></text:p>
          </table:table-cell>
          <table:table-cell table:style-name="Table2.C3" office:value-type="string">
            <text:p text:style-name="P25">76</text:p>
          </table:table-cell>
          <table:table-cell table:style-name="Table2.D3" office:value-type="string">
            <text:p text:style-name="P40"><text:s/><text:span text:style-name="T25">मोंढा नाका </text:span></text:p>
          </table:table-cell>
        </table:table-row>
        <table:table-row table:style-name="Table2.8">
          <table:table-cell table:style-name="Table2.A3" office:value-type="string">
            <text:p text:style-name="P25">47</text:p>
          </table:table-cell>
          <table:table-cell table:style-name="Table2.B3" office:value-type="string">
            <text:p text:style-name="P51"><text:span text:style-name="Default_20_Paragraph_20_Font"><text:span text:style-name="T22"><text:s/></text:span></text:span><text:span text:style-name="Default_20_Paragraph_20_Font"><text:span text:style-name="T10">वाशी </text:span></text:span></text:p>
          </table:table-cell>
          <table:table-cell table:style-name="Table2.C3" office:value-type="string">
            <text:p text:style-name="P25">77</text:p>
          </table:table-cell>
          <table:table-cell table:style-name="Table2.D3" office:value-type="string">
            <text:p text:style-name="P41"><text:s/><text:span text:style-name="T25">आकाशवाणी </text:span></text:p>
          </table:table-cell>
        </table:table-row>
        <table:table-row table:style-name="Table2.9">
          <table:table-cell table:style-name="Table2.A3" office:value-type="string">
            <text:p text:style-name="P25">48</text:p>
          </table:table-cell>
          <table:table-cell table:style-name="Table2.B3" office:value-type="string">
            <text:p text:style-name="P34"><text:s/><text:span text:style-name="T25">मानखुर्द </text:span></text:p>
          </table:table-cell>
          <table:table-cell table:style-name="Table2.C3" office:value-type="string">
            <text:p text:style-name="P25">78</text:p>
          </table:table-cell>
          <table:table-cell table:style-name="Table2.D3" office:value-type="string">
            <text:p text:style-name="P35"><text:s/><text:span text:style-name="T25">सेवन हिल्स </text:span></text:p>
          </table:table-cell>
        </table:table-row>
        <table:table-row table:style-name="Table2.10">
          <table:table-cell table:style-name="Table2.A3" office:value-type="string">
            <text:p text:style-name="P25">49</text:p>
          </table:table-cell>
          <table:table-cell table:style-name="Table2.B3" office:value-type="string">
            <text:p text:style-name="P32"><text:s/><text:span text:style-name="T25">चेम्बूर</text:span></text:p>
          </table:table-cell>
          <table:table-cell table:style-name="Table2.C3" office:value-type="string">
            <text:p text:style-name="P25">79</text:p>
          </table:table-cell>
          <table:table-cell table:style-name="Table2.D3" office:value-type="string">
            <text:p text:style-name="P60"><text:s/><text:span text:style-name="T25">सिडको बस स्टैंड + <text:s/>लास्ट स्टॉप </text:span></text:p>
          </table:table-cell>
        </table:table-row>
        <table:table-row table:style-name="Table2.11">
          <table:table-cell table:style-name="Table2.A3" office:value-type="string">
            <text:p text:style-name="P25">50</text:p>
          </table:table-cell>
          <table:table-cell table:style-name="Table2.B3" office:value-type="string">
            <text:p text:style-name="P32"><text:s/><text:span text:style-name="T25">सायन</text:span></text:p>
          </table:table-cell>
          <table:table-cell table:style-name="Table2.C3" office:value-type="string">
            <text:p text:style-name="P25">80</text:p>
          </table:table-cell>
          <table:table-cell table:style-name="Table2.D3" office:value-type="string">
            <text:p text:style-name="P33"/>
          </table:table-cell>
        </table:table-row>
        <table:table-row table:style-name="Table2.12">
          <table:table-cell table:style-name="Table2.A3" office:value-type="string">
            <text:p text:style-name="P25">51</text:p>
          </table:table-cell>
          <table:table-cell table:style-name="Table2.B3" office:value-type="string">
            <text:p text:style-name="P32"><text:s/><text:span text:style-name="T25">दादर</text:span></text:p>
          </table:table-cell>
          <table:table-cell table:style-name="Table2.C3" office:value-type="string">
            <text:p text:style-name="P25">81</text:p>
          </table:table-cell>
          <table:table-cell table:style-name="Table2.D3" office:value-type="string">
            <text:p text:style-name="P33"/>
          </table:table-cell>
        </table:table-row>
        <table:table-row table:style-name="Table2.13">
          <table:table-cell table:style-name="Table2.A3" office:value-type="string">
            <text:p text:style-name="P25">52</text:p>
          </table:table-cell>
          <table:table-cell table:style-name="Table2.B3" office:value-type="string">
            <text:p text:style-name="P37"><text:s/><text:span text:style-name="T25">बायकला</text:span></text:p>
          </table:table-cell>
          <table:table-cell table:style-name="Table2.C3" office:value-type="string">
            <text:p text:style-name="P25">82</text:p>
          </table:table-cell>
          <table:table-cell table:style-name="Table2.D3" office:value-type="string">
            <text:p text:style-name="P33"/>
          </table:table-cell>
        </table:table-row>
        <table:table-row table:style-name="Table2.14">
          <table:table-cell table:style-name="Table2.A3" office:value-type="string">
            <text:p text:style-name="P25">53</text:p>
          </table:table-cell>
          <table:table-cell table:style-name="Table2.B3" office:value-type="string">
            <text:p text:style-name="P36"><text:s/>कारणक बंदर + लास्ट स्टॉप</text:p>
          </table:table-cell>
          <table:table-cell table:style-name="Table2.C3" office:value-type="string">
            <text:p text:style-name="P25">83</text:p>
          </table:table-cell>
          <table:table-cell table:style-name="Table2.D3" office:value-type="string">
            <text:p text:style-name="P33"/>
          </table:table-cell>
        </table:table-row>
        <table:table-row table:style-name="Table2.15">
          <table:table-cell table:style-name="Table2.A3" office:value-type="string">
            <text:p text:style-name="P25">54</text:p>
          </table:table-cell>
          <table:table-cell table:style-name="Table2.B3" office:value-type="string">
            <text:p text:style-name="P31"><text:s/></text:p>
          </table:table-cell>
          <table:table-cell table:style-name="Table2.C3" office:value-type="string">
            <text:p text:style-name="P25">84</text:p>
          </table:table-cell>
          <table:table-cell table:style-name="Table2.D3" office:value-type="string">
            <text:p text:style-name="P33"><text:s/></text:p>
          </table:table-cell>
        </table:table-row>
        <table:table-row table:style-name="Table2.16">
          <table:table-cell table:style-name="Table2.A3" office:value-type="string">
            <text:p text:style-name="P25">55</text:p>
          </table:table-cell>
          <table:table-cell table:style-name="Table2.B3" office:value-type="string">
            <text:p text:style-name="P26"/>
          </table:table-cell>
          <table:table-cell table:style-name="Table2.C3" office:value-type="string">
            <text:p text:style-name="P25">85</text:p>
          </table:table-cell>
          <table:table-cell table:style-name="Table2.D3" office:value-type="string">
            <text:p text:style-name="P33"/>
          </table:table-cell>
        </table:table-row>
        <table:table-row table:style-name="Table2.17">
          <table:table-cell table:style-name="Table2.A3" office:value-type="string">
            <text:p text:style-name="P25">56</text:p>
          </table:table-cell>
          <table:table-cell table:style-name="Table2.B3" office:value-type="string">
            <text:p text:style-name="P30"><text:s/></text:p>
          </table:table-cell>
          <table:table-cell table:style-name="Table2.C3" office:value-type="string">
            <text:p text:style-name="P25">86</text:p>
          </table:table-cell>
          <table:table-cell table:style-name="Table2.D3" office:value-type="string">
            <text:p text:style-name="P33"/>
          </table:table-cell>
        </table:table-row>
        <table:table-row table:style-name="Table2.18">
          <table:table-cell table:style-name="Table2.A3" office:value-type="string">
            <text:p text:style-name="P25">57</text:p>
          </table:table-cell>
          <table:table-cell table:style-name="Table2.B3" office:value-type="string">
            <text:p text:style-name="P49"/>
          </table:table-cell>
          <table:table-cell table:style-name="Table2.C3" office:value-type="string">
            <text:p text:style-name="P25">87</text:p>
          </table:table-cell>
          <table:table-cell table:style-name="Table2.D3" office:value-type="string">
            <text:p text:style-name="P42"/>
          </table:table-cell>
        </table:table-row>
        <table:table-row table:style-name="Table2.19">
          <table:table-cell table:style-name="Table2.A3" office:value-type="string">
            <text:p text:style-name="P25">58</text:p>
          </table:table-cell>
          <table:table-cell table:style-name="Table2.B3" office:value-type="string">
            <text:p text:style-name="P49"><text:s/></text:p>
          </table:table-cell>
          <table:table-cell table:style-name="Table2.C3" office:value-type="string">
            <text:p text:style-name="P28">88</text:p>
          </table:table-cell>
          <table:table-cell table:style-name="Table2.D3" office:value-type="string">
            <text:p text:style-name="P42"/>
          </table:table-cell>
        </table:table-row>
        <table:table-row table:style-name="Table2.20">
          <table:table-cell table:style-name="Table2.A3" office:value-type="string">
            <text:p text:style-name="P29">59</text:p>
          </table:table-cell>
          <table:table-cell table:style-name="Table2.B3" office:value-type="string">
            <text:p text:style-name="P48"/>
          </table:table-cell>
          <table:table-cell table:style-name="Table2.C3" office:value-type="string">
            <text:p text:style-name="P28">89</text:p>
          </table:table-cell>
          <table:table-cell table:style-name="Table2.D3" office:value-type="string">
            <text:p text:style-name="P42"/>
          </table:table-cell>
        </table:table-row>
        <table:table-row table:style-name="Table2.21">
          <table:table-cell table:style-name="Table2.A21" office:value-type="string">
            <text:p text:style-name="P25"><text:span text:style-name="T23">60</text:span> </text:p>
          </table:table-cell>
          <table:table-cell table:style-name="Table2.B21" office:value-type="string">
            <text:p text:style-name="P50"/>
          </table:table-cell>
          <table:table-cell table:style-name="Table2.C21" office:value-type="string">
            <text:p text:style-name="P28">90</text:p>
          </table:table-cell>
          <table:table-cell table:style-name="Table2.D21" office:value-type="string">
            <text:p text:style-name="P42"/>
          </table:table-cell>
        </table:table-row>
        <table:table-row table:style-name="Table2.22">
          <table:table-cell table:style-name="Table2.A21" office:value-type="string">
            <text:p text:style-name="P24">61</text:p>
          </table:table-cell>
          <table:table-cell table:style-name="Table2.B21" office:value-type="string">
            <text:p text:style-name="P50"/>
          </table:table-cell>
          <table:table-cell table:style-name="Table2.C21" office:value-type="string">
            <text:p text:style-name="P27">91</text:p>
          </table:table-cell>
          <table:table-cell table:style-name="Table2.D21" office:value-type="string">
            <text:p text:style-name="P48"/>
          </table:table-cell>
        </table:table-row>
        <table:table-row table:style-name="Table2.23">
          <table:table-cell table:style-name="Table2.A21" office:value-type="string">
            <text:p text:style-name="P24">62</text:p>
          </table:table-cell>
          <table:table-cell table:style-name="Table2.B21" office:value-type="string">
            <text:p text:style-name="P50"/>
          </table:table-cell>
          <table:table-cell table:style-name="Table2.C21" office:value-type="string">
            <text:p text:style-name="P27">92</text:p>
          </table:table-cell>
          <table:table-cell table:style-name="Table2.D21" office:value-type="string">
            <text:p text:style-name="P48"><text:s/></text:p>
          </table:table-cell>
        </table:table-row>
        <table:table-row table:style-name="Table2.24">
          <table:table-cell table:style-name="Table2.A21" office:value-type="string">
            <text:p text:style-name="P24">63</text:p>
          </table:table-cell>
          <table:table-cell table:style-name="Table2.B21" office:value-type="string">
            <text:p text:style-name="P50"/>
          </table:table-cell>
          <table:table-cell table:style-name="Table2.C21" office:value-type="string">
            <text:p text:style-name="P27">93</text:p>
          </table:table-cell>
          <table:table-cell table:style-name="Table2.D21" office:value-type="string">
            <text:p text:style-name="P48"/>
          </table:table-cell>
        </table:table-row>
        <table:table-row table:style-name="Table2.25">
          <table:table-cell table:style-name="Table2.A21" office:value-type="string">
            <text:p text:style-name="P24">64</text:p>
          </table:table-cell>
          <table:table-cell table:style-name="Table2.B21" office:value-type="string">
            <text:p text:style-name="P50"/>
          </table:table-cell>
          <table:table-cell table:style-name="Table2.C21" office:value-type="string">
            <text:p text:style-name="P27">94</text:p>
          </table:table-cell>
          <table:table-cell table:style-name="Table2.D21" office:value-type="string">
            <text:p text:style-name="P48"/>
          </table:table-cell>
        </table:table-row>
        <table:table-row table:style-name="Table2.26">
          <table:table-cell table:style-name="Table2.A21" office:value-type="string">
            <text:p text:style-name="P24">65</text:p>
          </table:table-cell>
          <table:table-cell table:style-name="Table2.B21" office:value-type="string">
            <text:p text:style-name="P50"/>
          </table:table-cell>
          <table:table-cell table:style-name="Table2.C21" office:value-type="string">
            <text:p text:style-name="P27">95</text:p>
          </table:table-cell>
          <table:table-cell table:style-name="Table2.D21" office:value-type="string">
            <text:p text:style-name="P48"/>
          </table:table-cell>
        </table:table-row>
        <table:table-row table:style-name="Table2.27">
          <table:table-cell table:style-name="Table2.A21" office:value-type="string">
            <text:p text:style-name="P24">66</text:p>
          </table:table-cell>
          <table:table-cell table:style-name="Table2.B21" office:value-type="string">
            <text:p text:style-name="P50"/>
          </table:table-cell>
          <table:table-cell table:style-name="Table2.C21" office:value-type="string">
            <text:p text:style-name="P27">96</text:p>
          </table:table-cell>
          <table:table-cell table:style-name="Table2.D21" office:value-type="string">
            <text:p text:style-name="P48"/>
          </table:table-cell>
        </table:table-row>
        <table:table-row table:style-name="Table2.28">
          <table:table-cell table:style-name="Table2.A21" office:value-type="string">
            <text:p text:style-name="P24">67</text:p>
          </table:table-cell>
          <table:table-cell table:style-name="Table2.B21" office:value-type="string">
            <text:p text:style-name="P50"/>
          </table:table-cell>
          <table:table-cell table:style-name="Table2.C21" office:value-type="string">
            <text:p text:style-name="P27">97</text:p>
          </table:table-cell>
          <table:table-cell table:style-name="Table2.D21" office:value-type="string">
            <text:p text:style-name="P48"/>
          </table:table-cell>
        </table:table-row>
        <table:table-row table:style-name="Table2.29">
          <table:table-cell table:style-name="Table2.A21" office:value-type="string">
            <text:p text:style-name="P24">68</text:p>
          </table:table-cell>
          <table:table-cell table:style-name="Table2.B21" office:value-type="string">
            <text:p text:style-name="P50"/>
          </table:table-cell>
          <table:table-cell table:style-name="Table2.C21" office:value-type="string">
            <text:p text:style-name="P27">98</text:p>
          </table:table-cell>
          <table:table-cell table:style-name="Table2.D21" office:value-type="string">
            <text:p text:style-name="P48"/>
          </table:table-cell>
        </table:table-row>
        <table:table-row table:style-name="Table2.30">
          <table:table-cell table:style-name="Table2.A21" office:value-type="string">
            <text:p text:style-name="P24">69</text:p>
          </table:table-cell>
          <table:table-cell table:style-name="Table2.B21" office:value-type="string">
            <text:p text:style-name="P50"/>
          </table:table-cell>
          <table:table-cell table:style-name="Table2.C21" office:value-type="string">
            <text:p text:style-name="P27">99</text:p>
          </table:table-cell>
          <table:table-cell table:style-name="Table2.D21" office:value-type="string">
            <text:p text:style-name="P48"/>
          </table:table-cell>
        </table:table-row>
        <table:table-row table:style-name="Table2.31">
          <table:table-cell table:style-name="Table2.A21" office:value-type="string">
            <text:p text:style-name="P24">70</text:p>
          </table:table-cell>
          <table:table-cell table:style-name="Table2.B21" office:value-type="string">
            <text:p text:style-name="P50"/>
          </table:table-cell>
          <table:table-cell table:style-name="Table2.C21" office:value-type="string">
            <text:p text:style-name="P27">100</text:p>
          </table:table-cell>
          <table:table-cell table:style-name="Table2.D21" office:value-type="string">
            <text:p text:style-name="P48"/>
          </table:table-cell>
        </table:table-row>
      </table:table>
      <text:p text:style-name="P58"><text:span text:style-name="T15">इस्तेमाल </text:span><text:span text:style-name="T13"><text:s/>– </text:span></text:p>
      <text:p text:style-name="P57"><text:span text:style-name="T4">1. </text:span><text:bookmark text:name="tw-target-text"/><text:span text:style-name="T17">सही </text:span><text:span text:style-name="T18">नंबर</text:span><text:span text:style-name="T17"> दबाएं और तुरंत कीपैड पर ग्रीन</text:span><text:span text:style-name="T19"> </text:span><text:span text:style-name="T20">बटन</text:span><text:span text:style-name="T17"> दबाएं।</text:span></text:p>
      <text:p text:style-name="P57"><text:span text:style-name="T4">2. </text:span><text:span text:style-name="T6">अन्नोउंसमेंट </text:span><text:span text:style-name="T17"><text:s/>को रोकने के लिए लाल</text:span><text:span text:style-name="T19"> </text:span><text:span text:style-name="T20">बटन</text:span><text:span text:style-name="T17"> दबाएं ।</text:span></text:p>
      <text:p text:style-name="P56"><text:s/><text:tab/><text:tab/><text:tab/><text:tab/><text:tab/><text:tab/><text:tab/><text:tab/><text:tab/><text:span text:style-name="T16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32658b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HUMSAFAR TRAVELS</text:span><text:tab/><text:tab/> <text:s text:c="7"/><text:span text:style-name="MT1">MH20DD303</text:span></text:p>
        <text:p text:style-name="MP2"><text:span text:style-name="MT2"><text:tab/> <text:s text:c="7"/></text:span><text:span text:style-name="MT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4</meta:editing-cycles>
    <meta:creation-date>2017-04-06T11:20:00</meta:creation-date>
    <dc:date>2017-07-24T16:11:30.121416774</dc:date>
    <meta:editing-duration>P2DT8H14M10S</meta:editing-duration>
    <meta:generator>LibreOffice/4.4.6.3$Linux_X86_64 LibreOffice_project/40m0$Build-3</meta:generator>
    <meta:document-statistic meta:table-count="2" meta:image-count="0" meta:object-count="0" meta:page-count="2" meta:paragraph-count="168" meta:word-count="318" meta:character-count="1180" meta:non-whitespace-character-count="8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